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112E01A81D089E4F1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341cm" svg:height="7.249cm" svg:x="2.755cm" svg:y="6.884cm">
          <draw:image xlink:href="Pictures/100000010000039800000112E01A81D089E4F18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5T12:16:20.928606744</meta:creation-date>
    <dc:date>2023-08-25T12:18:09.151235698</dc:date>
    <meta:editing-duration>PT1M48S</meta:editing-duration>
    <meta:editing-cycles>1</meta:editing-cycles>
    <meta:document-statistic meta:object-count="1"/>
    <meta:generator>LibreOffice/7.3.7.2$Linux_X86_64 LibreOffice_project/30$Build-2</meta:generator>
  </office:meta>
</office:document-meta>
</file>